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ableColumn5" style:family="table-column">
      <style:table-column-properties style:column-width="3.3465in" style:use-optimal-column-width="false"/>
    </style:style>
    <style:style style:name="TableColumn6" style:family="table-column">
      <style:table-column-properties style:column-width="3.3465in" style:use-optimal-column-width="false"/>
    </style:style>
    <style:style style:name="Table4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" style:family="table-column">
      <style:table-column-properties style:column-width="3.3465in" style:use-optimal-column-width="false"/>
    </style:style>
    <style:style style:name="TableColumn30" style:family="table-column">
      <style:table-column-properties style:column-width="3.3465in" style:use-optimal-column-width="false"/>
    </style:style>
    <style:style style:name="Table28" style:family="table">
      <style:table-properties style:width="6.6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" style:family="table-column">
      <style:table-column-properties style:column-width="3.3465in" style:use-optimal-column-width="false"/>
    </style:style>
    <style:style style:name="TableColumn54" style:family="table-column">
      <style:table-column-properties style:column-width="3.3465in" style:use-optimal-column-width="false"/>
    </style:style>
    <style:style style:name="Table52" style:family="table">
      <style:table-properties style:width="6.693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7" style:family="table-column">
      <style:table-column-properties style:column-width="3.3465in" style:use-optimal-column-width="false"/>
    </style:style>
    <style:style style:name="TableColumn78" style:family="table-column">
      <style:table-column-properties style:column-width="3.3465in" style:use-optimal-column-width="false"/>
    </style:style>
    <style:style style:name="Table76" style:family="table">
      <style:table-properties style:width="6.6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/>
    </style:style>
    <style:style style:name="TableCell8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Casos de uso.</text:p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aso de uso</text:p>
          </table:table-cell>
          <table:table-cell table:style-name="TableCell10">
            <text:p text:style-name="P11">1 - Cadastro de Cliente</text:p>
          </table:table-cell>
        </table:table-row>
        <table:table-row table:style-name="TableRow12">
          <table:table-cell table:style-name="TableCell13">
            <text:p text:style-name="P14">Pré-requisito</text:p>
          </table:table-cell>
          <table:table-cell table:style-name="TableCell15">
            <text:p text:style-name="TableContents">PR1 – O usuário deve acessar a área do sistema referente ao cadastro de clientes, clicando no link especifico para<text:s/>isso.</text:p>
          </table:table-cell>
        </table:table-row>
        <table:table-row table:style-name="TableRow16">
          <table:table-cell table:style-name="TableCell17">
            <text:p text:style-name="P18">Fluxo Principal</text:p>
          </table:table-cell>
          <table:table-cell table:style-name="TableCell19">
            <text:p text:style-name="TableContents">1 – O usuário deverá preencher os campos: “nome”, “e-mail”, “endereço”,”login”,“senha” e “repita a senha”.</text:p>
            <text:p text:style-name="TableContents">2 – Clicar no botão cadastrar.</text:p>
            <text:p text:style-name="TableContents">3 - <text:s/>Caso o usuário não esteja cadastrado no sistema, exibe uma mensagem de: “Cadastro<text:s/>realizado com sucesso”</text:p>
          </table:table-cell>
        </table:table-row>
        <table:table-row table:style-name="TableRow20">
          <table:table-cell table:style-name="TableCell21">
            <text:p text:style-name="P22">Fluxo Alternativo</text:p>
          </table:table-cell>
          <table:table-cell table:style-name="TableCell23">
            <text:p text:style-name="TableContents">FA1 – Caso o usuário não preencha todos os campos, exibe uma mensagem de erro falando que todos os campos são de preenchimento obrigatorio.</text:p>
            <text:p text:style-name="TableContents">FA2 – Caso o e-mail já esteja sendo usado exibir uma mensagem dizendo que<text:s/>o e-mail já está sendo utilizado.</text:p>
            <text:p text:style-name="TableContents">FA3 – Caso o login já esteja sendo usado exibir uma mensagem dizendo que o e-mail já está sendo utilizado.</text:p>
            <text:p text:style-name="TableContents">FA4 – Caso a senha não bata com a senha digitada no campo repita a senha, exibir uma mensagem de erro especificando<text:s/>que as senhas não são iguais.</text:p>
          </table:table-cell>
        </table:table-row>
        <table:table-row table:style-name="TableRow24">
          <table:table-cell table:style-name="TableCell25">
            <text:p text:style-name="P26">Regras de negocio</text:p>
          </table:table-cell>
          <table:table-cell table:style-name="TableCell27">
            <text:p text:style-name="TableContents">RN1 – A senha<text:s/>será<text:s/>criptografada<text:s/>em MD5.</text:p>
          </table:table-cell>
        </table:table-row>
      </table:table>
      <text:p text:style-name="Standard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Caso de uso</text:p>
          </table:table-cell>
          <table:table-cell table:style-name="TableCell34">
            <text:p text:style-name="P35">2 – Cadastro<text:s/>Funcionário</text:p>
          </table:table-cell>
        </table:table-row>
        <table:table-row table:style-name="TableRow36">
          <table:table-cell table:style-name="TableCell37">
            <text:p text:style-name="P38">Pré-requisito</text:p>
          </table:table-cell>
          <table:table-cell table:style-name="TableCell39">
            <text:p text:style-name="TableContents">PR1 – O administrador do sistema deve estar logado no sistema.</text:p>
            <text:p text:style-name="TableContents">PR2 – Somente o administrador do sistema tem<text:s/>acesso a funcionalidade de cadastro de<text:s/>funcionários.</text:p>
          </table:table-cell>
        </table:table-row>
        <table:table-row table:style-name="TableRow40">
          <table:table-cell table:style-name="TableCell41">
            <text:p text:style-name="P42">Fluxo Principal</text:p>
          </table:table-cell>
          <table:table-cell table:style-name="TableCell43">
            <text:p text:style-name="TableContents">FP1 – O<text:s/>administrador<text:s/>deve cadastrar o “nome”,”endereço”,”telefone”,”login” e “senha” do<text:s/>funcionário.</text:p>
            <text:p text:style-name="TableContents">FP2 – O administrador deve escolher através dos botões radial, qual o cargo do<text:s/>funcionário.</text:p>
            <text:p text:style-name="TableContents">FP3 – O administrador deve clicar em adicionar<text:s/>funcionário.</text:p>
          </table:table-cell>
        </table:table-row>
        <table:table-row table:style-name="TableRow44">
          <table:table-cell table:style-name="TableCell45">
            <text:p text:style-name="P46">Fluxo Alternativo</text:p>
          </table:table-cell>
          <table:table-cell table:style-name="TableCell47">
            <text:p text:style-name="TableContents">FA1 – Caso o administrador não preencha todos os dados referentes ao<text:s/>funcionário,<text:s/>deverá<text:s/>aparecer uma mensagem especificando os dados faltantes e exigindo o seu<text:s/>preenchimento.</text:p>
            <text:p text:style-name="TableContents">FA2 – Caso o<text:s/>administrador<text:s/>não selecione um cargo para o<text:s/>funcionário, deve ser exibida uma<text:s/><text:soft-page-break/>mensagem dizendo que não se pode haver funcionários sem cargo.</text:p>
          </table:table-cell>
        </table:table-row>
        <text:soft-page-break/>
        <table:table-row table:style-name="TableRow48">
          <table:table-cell table:style-name="TableCell49">
            <text:p text:style-name="P50">Regras de Negocio</text:p>
          </table:table-cell>
          <table:table-cell table:style-name="TableCell51">
            <text:p text:style-name="TableContents">RN1 – Funcionário não pode ter mais de um cargo e nem tem nenhum cargo.</text:p>
          </table:table-cell>
        </table:table-row>
      </table:table>
      <text:p text:style-name="Standard"/>
      <text:p text:style-name="Standard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Caso de uso</text:p>
          </table:table-cell>
          <table:table-cell table:style-name="TableCell58">
            <text:p text:style-name="P59">3 – Cadastro Produto</text:p>
          </table:table-cell>
        </table:table-row>
        <table:table-row table:style-name="TableRow60">
          <table:table-cell table:style-name="TableCell61">
            <text:p text:style-name="P62">Pré-requisito</text:p>
          </table:table-cell>
          <table:table-cell table:style-name="TableCell63">
            <text:p text:style-name="TableContents">PR1 – O administrador do sistema deve estar logado no sistema.</text:p>
            <text:p text:style-name="TableContents">PR2 – Somente o administrador do sistema tem acesso a funcionalidade de cadastro de produtos.</text:p>
          </table:table-cell>
        </table:table-row>
        <table:table-row table:style-name="TableRow64">
          <table:table-cell table:style-name="TableCell65">
            <text:p text:style-name="P66">Fluxo Principal</text:p>
          </table:table-cell>
          <table:table-cell table:style-name="TableCell67">
            <text:p text:style-name="TableContents">FP1 – O<text:s/>administrador<text:s/>deve cadastrar o “nome”,”marca”,”preço” do produto.</text:p>
            <text:p text:style-name="TableContents">FP2 – O administrador deve escolher através dos botões radial, qual o tipo do produto.</text:p>
            <text:p text:style-name="TableContents">FP3 – O administrador deve clicar em adicionar produto.</text:p>
          </table:table-cell>
        </table:table-row>
        <table:table-row table:style-name="TableRow68">
          <table:table-cell table:style-name="TableCell69">
            <text:p text:style-name="P70">Fluxo Alternativo</text:p>
          </table:table-cell>
          <table:table-cell table:style-name="TableCell71">
            <text:p text:style-name="TableContents">FA1 – Caso o administrador não preencha<text:s/>todos os dados referentes ao produto,<text:s/>deverá<text:s/>aparecer uma mensagem especificando os dados faltantes e exigindo o seu preenchimento.</text:p>
            <text:p text:style-name="TableContents">FA2 – Caso o<text:s/>administrador<text:s/>não selecione um tipo para o produto, deve ser exibida uma mensagem dizendo que não se pode haver<text:s/>produto sem tipo.</text:p>
          </table:table-cell>
        </table:table-row>
        <table:table-row table:style-name="TableRow72">
          <table:table-cell table:style-name="TableCell73">
            <text:p text:style-name="P74">Regras de Negocio</text:p>
          </table:table-cell>
          <table:table-cell table:style-name="TableCell75">
            <text:p text:style-name="TableContents">RN1 – produto não pode ter mais de um tipo.</text:p>
          </table:table-cell>
        </table:table-row>
      </table:table>
      <text:p text:style-name="Standard"/>
      <text:p text:style-name="Standard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Caso de uso</text:p>
          </table:table-cell>
          <table:table-cell table:style-name="TableCell82">
            <text:p text:style-name="P83">4 – Realizar Venda</text:p>
          </table:table-cell>
        </table:table-row>
        <table:table-row table:style-name="TableRow84">
          <table:table-cell table:style-name="TableCell85">
            <text:p text:style-name="P86">Pré-requisito</text:p>
          </table:table-cell>
          <table:table-cell table:style-name="TableCell87">
            <text:p text:style-name="TableContents">PR1 – O usuário ou o funcionário devem estar logado no sistema.</text:p>
            <text:p text:style-name="TableContents">PR1 - <text:s/>O Usuário ou funcionário devem estar na página<text:s/>relativa ao produto</text:p>
          </table:table-cell>
        </table:table-row>
        <table:table-row table:style-name="TableRow88">
          <table:table-cell table:style-name="TableCell89">
            <text:p text:style-name="P90">Fluxo Principal</text:p>
          </table:table-cell>
          <table:table-cell table:style-name="TableCell91">
            <text:p text:style-name="TableContents">FP1 – O usuário ou funcionário devem escolher a quantidade do produto e clicar em comprar.</text:p>
            <text:p text:style-name="TableContents">FP2 – O usuário ou funcionário devem escolher a forma de pagamento e a forma de entrega do produto e clicar em realizar compra.</text:p>
            <text:p text:style-name="TableContents">FP3 – O sistema deve exibir uma mensagem de compra realizada com sucesso.</text:p>
          </table:table-cell>
        </table:table-row>
        <table:table-row table:style-name="TableRow92">
          <table:table-cell table:style-name="TableCell93">
            <text:p text:style-name="P94">Fluxo Alternativo</text:p>
          </table:table-cell>
          <table:table-cell table:style-name="TableCell95">
            <text:p text:style-name="TableContents">FA1 – Caso o método de pagamento ou a forma de envio não sejam selecionados, o sistema exibe uma mensagem exigindo o<text:s/>preenchimento<text:s/>desses campos.</text:p>
          </table:table-cell>
        </table:table-row>
        <table:table-row table:style-name="TableRow96">
          <table:table-cell table:style-name="TableCell97">
            <text:p text:style-name="P98">Regras de<text:s/>Negocio</text:p>
          </table:table-cell>
          <table:table-cell table:style-name="TableCell99">
            <text:p text:style-name="TableContents">RN1 – A quantidade do produto só pode ser preenchida até o<text:s/>número<text:s/>máximo<text:s/>do mesmo no estoqu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rley Oliveira</dc:creator>
    <meta:creation-date>2015-11-11T18:54:00Z</meta:creation-date>
    <dc:date>2015-11-23T10:37:00Z</dc:date>
    <meta:template xlink:href="Normal.dotm" xlink:type="simple"/>
    <meta:editing-cycles>5</meta:editing-cycles>
    <meta:editing-duration>PT75360S</meta:editing-duration>
    <meta:document-statistic meta:page-count="3" meta:paragraph-count="7" meta:word-count="558" meta:character-count="3568" meta:row-count="25" meta:non-whitespace-character-count="3017"/>
  </office:meta>
</office:document-meta>
</file>